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36b1" officeooo:paragraph-rsid="000336b1"/>
    </style:style>
    <style:style style:name="P2" style:family="paragraph" style:parent-style-name="Standard">
      <style:paragraph-properties fo:text-align="start" style:justify-single-word="false"/>
      <style:text-properties officeooo:rsid="0005c611" officeooo:paragraph-rsid="0005c611"/>
    </style:style>
    <style:style style:name="P3" style:family="paragraph" style:parent-style-name="Standard">
      <style:paragraph-properties fo:text-align="start" style:justify-single-word="false"/>
      <style:text-properties officeooo:rsid="000725bd" officeooo:paragraph-rsid="000725bd"/>
    </style:style>
    <style:style style:name="P4" style:family="paragraph" style:parent-style-name="Standard">
      <style:paragraph-properties fo:text-align="start" style:justify-single-word="false"/>
      <style:text-properties officeooo:rsid="0007ca47" officeooo:paragraph-rsid="0007ca47"/>
    </style:style>
    <style:style style:name="P5" style:family="paragraph" style:parent-style-name="Standard">
      <style:paragraph-properties fo:text-align="start" style:justify-single-word="false"/>
      <style:text-properties officeooo:rsid="000b83d8" officeooo:paragraph-rsid="000b83d8"/>
    </style:style>
    <style:style style:name="P6" style:family="paragraph" style:parent-style-name="Standard">
      <style:paragraph-properties fo:text-align="start" style:justify-single-word="false"/>
      <style:text-properties officeooo:rsid="000b83d8" officeooo:paragraph-rsid="00426481"/>
    </style:style>
    <style:style style:name="P7" style:family="paragraph" style:parent-style-name="Standard">
      <style:paragraph-properties fo:text-align="start" style:justify-single-word="false"/>
      <style:text-properties officeooo:rsid="000ccd45" officeooo:paragraph-rsid="000ccd45"/>
    </style:style>
    <style:style style:name="P8" style:family="paragraph" style:parent-style-name="Standard">
      <style:paragraph-properties fo:text-align="start" style:justify-single-word="false"/>
      <style:text-properties officeooo:rsid="000db364" officeooo:paragraph-rsid="000db364"/>
    </style:style>
    <style:style style:name="P9" style:family="paragraph" style:parent-style-name="Standard">
      <style:paragraph-properties fo:text-align="center" style:justify-single-word="false"/>
      <style:text-properties officeooo:rsid="000ec835" officeooo:paragraph-rsid="000ec835"/>
    </style:style>
    <style:style style:name="P10" style:family="paragraph" style:parent-style-name="Standard">
      <style:paragraph-properties fo:text-align="start" style:justify-single-word="false"/>
      <style:text-properties officeooo:rsid="00103510" officeooo:paragraph-rsid="0012e365"/>
    </style:style>
    <style:style style:name="P11" style:family="paragraph" style:parent-style-name="Standard">
      <style:paragraph-properties fo:text-align="start" style:justify-single-word="false"/>
      <style:text-properties officeooo:rsid="00103510" officeooo:paragraph-rsid="0013b197"/>
    </style:style>
    <style:style style:name="P12" style:family="paragraph" style:parent-style-name="Standard">
      <style:paragraph-properties fo:text-align="start" style:justify-single-word="false"/>
      <style:text-properties officeooo:rsid="0013b197" officeooo:paragraph-rsid="0013b197"/>
    </style:style>
    <style:style style:name="P13" style:family="paragraph" style:parent-style-name="Standard">
      <style:paragraph-properties fo:text-align="start" style:justify-single-word="false"/>
      <style:text-properties officeooo:rsid="00154f50" officeooo:paragraph-rsid="00154f50"/>
    </style:style>
    <style:style style:name="P14" style:family="paragraph" style:parent-style-name="Standard">
      <style:paragraph-properties fo:text-align="start" style:justify-single-word="false"/>
      <style:text-properties officeooo:rsid="00154f50" officeooo:paragraph-rsid="001b26a5"/>
    </style:style>
    <style:style style:name="P15" style:family="paragraph" style:parent-style-name="Standard">
      <style:paragraph-properties fo:text-align="start" style:justify-single-word="false"/>
      <style:text-properties officeooo:rsid="00154f50" officeooo:paragraph-rsid="001d5bd5"/>
    </style:style>
    <style:style style:name="P16" style:family="paragraph" style:parent-style-name="Standard">
      <style:paragraph-properties fo:text-align="start" style:justify-single-word="false"/>
      <style:text-properties officeooo:rsid="00154f50" officeooo:paragraph-rsid="001e6387"/>
    </style:style>
    <style:style style:name="P17" style:family="paragraph" style:parent-style-name="Standard">
      <style:paragraph-properties fo:text-align="start" style:justify-single-word="false"/>
      <style:text-properties officeooo:rsid="00154f50" officeooo:paragraph-rsid="00276230"/>
    </style:style>
    <style:style style:name="P18" style:family="paragraph" style:parent-style-name="Standard">
      <style:paragraph-properties fo:text-align="center" style:justify-single-word="false"/>
      <style:text-properties officeooo:rsid="001e6387" officeooo:paragraph-rsid="001e6387"/>
    </style:style>
    <style:style style:name="P19" style:family="paragraph" style:parent-style-name="Standard">
      <style:paragraph-properties fo:text-align="start" style:justify-single-word="false"/>
      <style:text-properties officeooo:rsid="002a1b64" officeooo:paragraph-rsid="002a1b64"/>
    </style:style>
    <style:style style:name="P20" style:family="paragraph" style:parent-style-name="Standard">
      <style:paragraph-properties fo:text-align="start" style:justify-single-word="false"/>
      <style:text-properties officeooo:rsid="002bafee" officeooo:paragraph-rsid="002bafee"/>
    </style:style>
    <style:style style:name="P21" style:family="paragraph" style:parent-style-name="Standard">
      <style:paragraph-properties fo:text-align="center" style:justify-single-word="false"/>
      <style:text-properties officeooo:rsid="00332b87" officeooo:paragraph-rsid="00332b87"/>
    </style:style>
    <style:style style:name="P22" style:family="paragraph" style:parent-style-name="Standard">
      <style:paragraph-properties fo:text-align="start" style:justify-single-word="false"/>
      <style:text-properties officeooo:rsid="003462f8" officeooo:paragraph-rsid="003462f8"/>
    </style:style>
    <style:style style:name="P23" style:family="paragraph" style:parent-style-name="Standard">
      <style:paragraph-properties fo:text-align="start" style:justify-single-word="false"/>
      <style:text-properties officeooo:rsid="0035b6a7" officeooo:paragraph-rsid="0035b6a7"/>
    </style:style>
    <style:style style:name="P24" style:family="paragraph" style:parent-style-name="Standard">
      <style:paragraph-properties fo:text-align="start" style:justify-single-word="false"/>
      <style:text-properties officeooo:rsid="00379463" officeooo:paragraph-rsid="00379463"/>
    </style:style>
    <style:style style:name="P25" style:family="paragraph" style:parent-style-name="Standard">
      <style:paragraph-properties fo:text-align="start" style:justify-single-word="false"/>
      <style:text-properties officeooo:rsid="00379463" officeooo:paragraph-rsid="00397729"/>
    </style:style>
    <style:style style:name="P26" style:family="paragraph" style:parent-style-name="Standard">
      <style:paragraph-properties fo:text-align="start" style:justify-single-word="false"/>
      <style:text-properties officeooo:rsid="003a074b" officeooo:paragraph-rsid="003a074b"/>
    </style:style>
    <style:style style:name="P27" style:family="paragraph" style:parent-style-name="Standard">
      <style:paragraph-properties fo:text-align="center" style:justify-single-word="false"/>
      <style:text-properties officeooo:rsid="003c306f" officeooo:paragraph-rsid="003c306f"/>
    </style:style>
    <style:style style:name="P28" style:family="paragraph" style:parent-style-name="Standard">
      <style:paragraph-properties fo:text-align="start" style:justify-single-word="false"/>
      <style:text-properties officeooo:rsid="003f08b4" officeooo:paragraph-rsid="003f08b4"/>
    </style:style>
    <style:style style:name="P29" style:family="paragraph" style:parent-style-name="Standard">
      <style:paragraph-properties fo:text-align="start" style:justify-single-word="false"/>
      <style:text-properties officeooo:rsid="003feec8" officeooo:paragraph-rsid="003feec8"/>
    </style:style>
    <style:style style:name="P30" style:family="paragraph" style:parent-style-name="Standard">
      <style:paragraph-properties fo:text-align="start" style:justify-single-word="false"/>
      <style:text-properties officeooo:rsid="0044ed49" officeooo:paragraph-rsid="0044ed49"/>
    </style:style>
    <style:style style:name="P31" style:family="paragraph" style:parent-style-name="Standard">
      <style:paragraph-properties fo:text-align="center" style:justify-single-word="false"/>
      <style:text-properties fo:font-style="italic" fo:font-weight="bold" officeooo:rsid="003c306f" officeooo:paragraph-rsid="003c306f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tyle="italic" fo:font-weight="bold" officeooo:rsid="00332b87" officeooo:paragraph-rsid="00332b87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tyle="italic" fo:font-weight="bold" officeooo:rsid="001e6387" officeooo:paragraph-rsid="001e6387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tyle="italic" fo:font-weight="bold" officeooo:rsid="0005c611" officeooo:paragraph-rsid="0005c611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officeooo:rsid="004b760d" officeooo:paragraph-rsid="004b760d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officeooo:rsid="000336b1" officeooo:paragraph-rsid="000336b1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font-size="12pt" fo:font-style="italic" fo:font-weight="bold" officeooo:rsid="004b760d" officeooo:paragraph-rsid="004b760d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04cf7ca" officeooo:paragraph-rsid="004cf7ca"/>
    </style:style>
    <style:style style:name="T1" style:family="text">
      <style:text-properties officeooo:rsid="000619da"/>
    </style:style>
    <style:style style:name="T2" style:family="text">
      <style:text-properties officeooo:rsid="000725bd"/>
    </style:style>
    <style:style style:name="T3" style:family="text">
      <style:text-properties officeooo:rsid="0007ca47"/>
    </style:style>
    <style:style style:name="T4" style:family="text">
      <style:text-properties officeooo:rsid="000ccd45"/>
    </style:style>
    <style:style style:name="T5" style:family="text">
      <style:text-properties officeooo:rsid="000f45c5"/>
    </style:style>
    <style:style style:name="T6" style:family="text">
      <style:text-properties officeooo:rsid="0012028b"/>
    </style:style>
    <style:style style:name="T7" style:family="text">
      <style:text-properties officeooo:rsid="0012e365"/>
    </style:style>
    <style:style style:name="T8" style:family="text">
      <style:text-properties officeooo:rsid="0015c957"/>
    </style:style>
    <style:style style:name="T9" style:family="text">
      <style:text-properties officeooo:rsid="00177360"/>
    </style:style>
    <style:style style:name="T10" style:family="text">
      <style:text-properties officeooo:rsid="0018eb99"/>
    </style:style>
    <style:style style:name="T11" style:family="text">
      <style:text-properties officeooo:rsid="00198fd9"/>
    </style:style>
    <style:style style:name="T12" style:family="text">
      <style:text-properties officeooo:rsid="001b26a5"/>
    </style:style>
    <style:style style:name="T13" style:family="text">
      <style:text-properties officeooo:rsid="001d5bd5"/>
    </style:style>
    <style:style style:name="T14" style:family="text">
      <style:text-properties officeooo:rsid="0027d261"/>
    </style:style>
    <style:style style:name="T15" style:family="text">
      <style:text-properties officeooo:rsid="0028ea7d"/>
    </style:style>
    <style:style style:name="T16" style:family="text">
      <style:text-properties officeooo:rsid="002a8924"/>
    </style:style>
    <style:style style:name="T17" style:family="text">
      <style:text-properties officeooo:rsid="002b7eeb"/>
    </style:style>
    <style:style style:name="T18" style:family="text">
      <style:text-properties officeooo:rsid="0031697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5c957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officeooo:rsid="003bf141"/>
    </style:style>
    <style:style style:name="T23" style:family="text">
      <style:text-properties officeooo:rsid="003d5e58"/>
    </style:style>
    <style:style style:name="T24" style:family="text">
      <style:text-properties officeooo:rsid="003f7ca6"/>
    </style:style>
    <style:style style:name="T25" style:family="text">
      <style:text-properties officeooo:rsid="0041ed03"/>
    </style:style>
    <style:style style:name="T26" style:family="text">
      <style:text-properties officeooo:rsid="00426481"/>
    </style:style>
    <style:style style:name="T27" style:family="text">
      <style:text-properties officeooo:rsid="0043ab40"/>
    </style:style>
    <style:style style:name="T28" style:family="text">
      <style:text-properties officeooo:rsid="0044aab9"/>
    </style:style>
    <style:style style:name="T29" style:family="text">
      <style:text-properties officeooo:rsid="0047954d"/>
    </style:style>
    <style:style style:name="T30" style:family="text">
      <style:text-properties officeooo:rsid="004982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Requezitos funcionais</text:p>
      <text:p text:style-name="P1"/>
      <text:p text:style-name="P34"><text:span text:style-name="T8">* </text:span>acesso:</text:p>
      <text:p text:style-name="P2"/>
      <text:p text:style-name="P2">R<text:span text:style-name="T2">F</text:span>.01 – <text:span text:style-name="T1">o Usuário não precisa estar logado para poder ter a visualização completa da aplicação, </text:span><text:span text:style-name="T25">exceto</text:span><text:span text:style-name="T1"> acessos restritos a usuários moderadores;</text:span></text:p>
      <text:p text:style-name="P2"/>
      <text:p text:style-name="P3">RF.02 – <text:span text:style-name="T3">o Acesso do usuário deve ser baseado em uma chave de acesso um Token, armazenado em um Local no lado cliente;</text:span></text:p>
      <text:p text:style-name="P3"/>
      <text:p text:style-name="P4">RF.03 – O mesmo Token fornecido pelo servidor deve ser usado como chave de controle de acesso contendo esses validadores ou os armazenando em um banco de dados e os mesmos acessos sendo fornecidos ao cliente quando solicitado;</text:p>
      <text:p text:style-name="P4"/>
      <text:p text:style-name="P4">RF.04 – A autenticação do usuário deve ser realizada a partir do e-mail registrado e de uma senha também registrada pelo mesmo;</text:p>
      <text:p text:style-name="P4"/>
      <text:p text:style-name="P6">RF.05 – <text:span text:style-name="T4">O Registro de Entidade deve partir somente </text:span><text:span text:style-name="T26">do</text:span><text:span text:style-name="T4"> usuário comum, </text:span><text:span text:style-name="T27">não podendo inicialmente se registrar como Moderador somente se tornando moderador após aprovação;</text:span></text:p>
      <text:p text:style-name="P5"/>
      <text:p text:style-name="P7">RF.06 – A alteração e Escalagem de acessos de cada usuário deve ser realizada somente pelo admin após solicitação prévia;</text:p>
      <text:p text:style-name="P7"/>
      <text:p text:style-name="P8">RF.07 – Alteração de credenciais do usuário pode ser realizada livremente <text:span text:style-name="T28">pelo mesmo </text:span>se estiverem habilitadas(sem uso prévio) exceto as que remetem ao acesso da aplicação;</text:p>
      <text:p text:style-name="P8"/>
      <text:p text:style-name="P30">RF.08 – Alterações de permissões e de dados de qualquer usuários pode ser realizada somente pelo administrador (sem ser ele mesmo)</text:p>
      <text:p text:style-name="P8"/>
      <text:p text:style-name="P9"><text:s/><text:span text:style-name="T20">* </text:span><text:span text:style-name="T19">Tópicos:</text:span></text:p>
      <text:p text:style-name="P8"/>
      <text:p text:style-name="P8">RF.0<text:span text:style-name="T29">9</text:span> – <text:span text:style-name="T5">A criação de um Tópico é somente realizada a usuários que possuam acesso de moderador ou de Administrador;</text:span></text:p>
      <text:p text:style-name="P8"/>
      <text:p text:style-name="P10">RF.<text:span text:style-name="T29">10</text:span> – <text:span text:style-name="T6">A criação de um tópico deve ser feita contendo os campos de Título podendo conter uma imagem, e também podendo fazer redirecionamentos a Ad’s ou a outras Páginas web por meio de Anúncios feitos pelo criador;</text:span></text:p>
      <text:p text:style-name="P10"/>
      <text:p text:style-name="P11"><text:span text:style-name="T7">RF.</text:span><text:span text:style-name="T30">11</text:span><text:span text:style-name="T7"> – A adição de anúncios nos Tópicos poder ser feita de até 3 anúncios por tópico assim ao fim de cada tópico em cards com o link de redirecionamento;</text:span></text:p>
      <text:p text:style-name="P11"/>
      <text:p text:style-name="P12">RF.<text:span text:style-name="T30">12</text:span> – Cada Anúncio de tópico pode conter uma Imagem da escolha do Usuário;</text:p>
      <text:p text:style-name="P12"/>
      <text:p text:style-name="P13">RF.<text:span text:style-name="T30">13</text:span> – <text:span text:style-name="T10">A</text:span><text:span text:style-name="T9">s Curtidas relacionadas aos Tópicos </text:span><text:span text:style-name="T11">podem ser realizadas por qualquer usuário que esteja logado na aplicação </text:span></text:p>
      <text:p text:style-name="P13"/>
      <text:p text:style-name="P14">RF.<text:span text:style-name="T30">14</text:span> – <text:span text:style-name="T12">Curtidas realizadas em cada podem ser contabilizadas como aumento e decremento somente, ou seja não existem Deslikes;</text:span></text:p>
      <text:p text:style-name="P14"/>
      <text:p text:style-name="P15"/>
      <text:p text:style-name="P15"/>
      <text:p text:style-name="P18"/>
      <text:p text:style-name="P18"><text:soft-page-break/></text:p>
      <text:p text:style-name="P18"/>
      <text:p text:style-name="P18"/>
      <text:p text:style-name="P33">* comentários</text:p>
      <text:p text:style-name="P18"/>
      <text:p text:style-name="P17">RF.<text:span text:style-name="T30">15</text:span><text:span text:style-name="T13"> </text:span>– <text:span text:style-name="T13">Usuários logados na sessão podem realizar feedbacks </text:span><text:span text:style-name="T15">nos</text:span><text:span text:style-name="T14"> Tópicos</text:span><text:span text:style-name="T13"> <text:s/></text:span><text:span text:style-name="T15">em forma de </text:span><text:span text:style-name="T13">comentários;</text:span></text:p>
      <text:p text:style-name="P18"/>
      <text:p text:style-name="P16">RF.<text:span text:style-name="T30">16</text:span> – <text:span text:style-name="T16">Usuários logados na Sessão podem realizar a curtida de um comentário feito a um tópico</text:span></text:p>
      <text:p text:style-name="P16"/>
      <text:p text:style-name="P19">RF.<text:span text:style-name="T30">17</text:span> – <text:span text:style-name="T17">administrador ou o criador do Tópico pode remover comentários realizados por outros usuários;</text:span></text:p>
      <text:p text:style-name="P19"/>
      <text:p text:style-name="P20">RF.<text:span text:style-name="T30">18</text:span> – Somente o criador do comentário pode alterar ou até mesmo remover o próprio comentário, <text:span text:style-name="T18">exceto pela</text:span> <text:span text:style-name="T21">RF.016</text:span>;</text:p>
      <text:p text:style-name="P20"/>
      <text:p text:style-name="P32">*Posts</text:p>
      <text:p text:style-name="P21"/>
      <text:p text:style-name="P22">RF.<text:span text:style-name="T30">19</text:span> – Todos os posts fazem referencia a um Tópico, e somente podem ser realizados pelo próprio criador do Tópico ou Administrador(Exceção)</text:p>
      <text:p text:style-name="P22"/>
      <text:p text:style-name="P25">RF.<text:span text:style-name="T30">20</text:span> – Um Post deve ser composto de um Titulo, e o conteúdo, sendo mais como um complemento das ideias do Tópico Original </text:p>
      <text:p text:style-name="P22"/>
      <text:p text:style-name="P23">RF.<text:span text:style-name="T30">21</text:span> – Cada post pode conter imagens, recomendado o uso de somente duas mas no caso de haver mais poderá mas a exibição das mesmas será feita no formato de carrossel </text:p>
      <text:p text:style-name="P23"/>
      <text:p text:style-name="P26">RF.<text:span text:style-name="T30">22</text:span> – a ordem da apresentação dos posts em um tópico deverá ser por ordem <text:span text:style-name="T22">de antiguidade, sendo os mais antigos apresentados antes que os recentes;</text:span></text:p>
      <text:p text:style-name="P26"/>
      <text:p text:style-name="P31">* <text:span text:style-name="T23">promoção</text:span> de permissão</text:p>
      <text:p text:style-name="P27"/>
      <text:p text:style-name="P28">RF.<text:span text:style-name="T30">23</text:span> – o Usuário que desejar contribuir publicando suas ideias poderá requisitar um escalação de permis<text:span text:style-name="T24">sões</text:span> se tornando um Moderador assim podendo abrir Tópicos e realizar a postagem de ideias em seus tópicos</text:p>
      <text:p text:style-name="P28"/>
      <text:p text:style-name="P29">RF.<text:span text:style-name="T30">24</text:span> – um Usuário pode requisitar subir para moderador e essa Avaliação sera aprovada ou reprovada pelo Administrador</text:p>
      <text:p text:style-name="P29"/>
      <text:p text:style-name="P29"/>
      <text:p text:style-name="P35">Requezitos não funcionais</text:p>
      <text:p text:style-name="P35"/>
      <text:p text:style-name="P37">*ambiente da aplicação</text:p>
      <text:p text:style-name="P37"/>
      <text:p text:style-name="P38">RNF.01 – aplicação devera rodar em um ambiente docker;</text:p>
      <text:p text:style-name="P38"/>
      <text:p text:style-name="P38">RNF.02 – no ambiente da aplicação devera conter no minimo um banco de dados relacional e um não relacional</text:p>
      <text:p text:style-name="P38"/>
      <text:p text:style-name="P38">RNF.03 – o ambiente docker deverá possuir 3 instancias da aplicação e balançeamento de carga realizado pelo Nginx</text:p>
      <text:p text:style-name="P24"><text:soft-page-break/><text:s/></text:p>
      <text:p text:style-name="P20"/>
      <text:p text:style-name="P20"/>
      <text:p text:style-name="P14"/>
      <text:p text:style-name="P11"><text:span text:style-name="T6"><text:s/>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4:45:16.588984972</meta:creation-date>
    <dc:date>2024-10-10T17:53:06.424949406</dc:date>
    <meta:editing-duration>PT2H56M48S</meta:editing-duration>
    <meta:editing-cycles>74</meta:editing-cycles>
    <meta:generator>LibreOffice/24.2.6.2$Linux_X86_64 LibreOffice_project/8e9a753d9daaea75c34b417ba1bdf556bf2fc5b3</meta:generator>
    <meta:document-statistic meta:table-count="0" meta:image-count="0" meta:object-count="0" meta:page-count="3" meta:paragraph-count="37" meta:word-count="593" meta:character-count="3723" meta:non-whitespace-character-count="3131"/>
  </office:meta>
</office:document-meta>
</file>